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letter-spacing="normal"/>
    </style:style>
    <style:style style:name="P2" style:family="paragraph" style:parent-style-name="Standard">
      <style:paragraph-properties fo:margin-left="0in" fo:margin-right="0in" fo:margin-top="0in" fo:margin-bottom="0.1965in" loext:contextual-spacing="false" fo:widows="1" fo:text-indent="0in" style:auto-text-indent="false"/>
      <style:text-properties fo:font-variant="normal" fo:text-transform="none" fo:font-size="10.5pt" fo:letter-spacing="normal" fo:font-style="normal" fo:font-weight="normal"/>
    </style:style>
    <style:style style:name="P3" style:family="paragraph" style:parent-style-name="Text_20_body">
      <style:paragraph-properties style:line-height-at-least="0.2398in" fo:widows="1"/>
      <style:text-properties fo:font-variant="normal" fo:text-transform="none" fo:letter-spacing="normal" style:font-size-asian="10.5pt" style:font-style-asian="normal" style:font-weight-asian="normal"/>
    </style:style>
    <style:style style:name="P4" style:family="paragraph" style:parent-style-name="Text_20_body">
      <style:paragraph-properties style:line-height-at-least="0.2398in" fo:widows="1"/>
      <style:text-properties fo:font-variant="normal" fo:text-transform="none" fo:letter-spacing="normal"/>
    </style:style>
    <style:style style:name="P5" style:family="paragraph" style:parent-style-name="Text_20_body">
      <style:paragraph-properties style:line-height-at-least="0.2398in" fo:widows="1"/>
    </style:style>
    <style:style style:name="P6" style:family="paragraph" style:parent-style-name="Text_20_body">
      <style:paragraph-properties fo:margin-left="0in" fo:margin-right="0in" style:line-height-at-least="0.2398in" fo:widows="1" fo:text-indent="0in" style:auto-text-indent="false"/>
      <style:text-properties fo:font-variant="normal" fo:text-transform="none" fo:letter-spacing="normal" style:font-size-asian="10.5pt" style:font-style-asian="normal" style:font-weight-asian="normal"/>
    </style:style>
    <style:style style:name="T1" style:family="text">
      <style:text-properties fo:font-size="10.5pt" fo:font-style="normal" fo:font-weight="normal"/>
    </style:style>
    <style:style style:name="T2" style:family="text">
      <style:text-properties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line-break/></text:span><text:span text:style-name="T2">谢谢你的回复，你说的那几个问题，我思考过了。我觉得对于我们现在来说，</text:span></text:p>
      <text:p text:style-name="P2"/>
      <text:p text:style-name="P6">目前要做的事情，针对你的中高端客户定位，是凭空创造需求，还是满足原有的需求；</text:p>
      <text:p text:style-name="P3">在过去，男耕女织的年代，没有流水线的年代，人们的衣服都是定制的，后来有了蒸汽机，有了工业化的流水线，在效率和利润的追逐下，服装品牌商牺牲了个性化定制的需求，而对于普通人来说，对一件衣服是否是定制的，不太在乎，但是也没有否定定制。只有一些高端人士的服装还在定制，在比如说房子的装修从某种意义上说就是私人定制，否则开发商完全可以将房子装修好再卖给客户，但我们要做的是让定制成为主流，算是在原有的定制需求基础上，我不知道我们要做的事情应该定义为凭空创造需求还是满足原有的需求。</text:p>
      <text:p text:style-name="P3">在此会衍生出新的问题，如何让定制成为主流？这是我们要做的事情。</text:p>
      <text:p text:style-name="P3">如果是原有的需求，本来是怎么样实现的，生产关系是什么</text:p>
      <text:p text:style-name="P4"><text:span text:style-name="T2">这两个问题我整理一下总的回答如下，建立在我将定制定义为是原有的需求，现在对于定制一般都会是通过线下梁体裁衣，当场设计或者当场选择版式，或者造型师推荐版式，然后剪裁布料，制版，缝纫</text:span><text:span text:style-name="T1">....</text:span><text:span text:style-name="T2">好多工序。另一种就是普通人买服装，去商场网店根据图片，或者实物，尺寸，试穿，购买由服装销售商通过进货，（可能会有</text:span><text:span text:style-name="T1">1</text:span><text:span text:style-name="T2">级，</text:span><text:span text:style-name="T1">2</text:span><text:span text:style-name="T2">级，</text:span><text:span text:style-name="T1">3</text:span><text:span text:style-name="T2">级代理商），而这些服装会有服装品牌，找服装设计师，设计，制版，裁减，缝纫</text:span><text:span text:style-name="T1">....</text:span><text:span text:style-name="T2">一系列的工序，中间环节，将衣服生产出来，再去推广，宣传，找到服装零售商。</text:span></text:p>
      <text:p text:style-name="P3">利用虚拟现实技术，可以完成什么样的生产关系转变，可以节省什么样的人才、时间、沟通、信息化成本</text:p>
      <text:p text:style-name="P3">利用虚拟现实技术技术当然不止是虚拟现实技术，可以避免当面量体，设计，的时间，减少中间代理商，缩短供应链，过去买的是一件衣服，现在买的是设计和生产服务，不管是生产方式，生产关系，都有了很大的改变。客户本身可以设计、更可以出售设计。</text:p>
      <text:p text:style-name="P5"/>
      <text:p text:style-name="P3">你第一步要做什么，第二步要做什么，他们的消费场景是怎样的，你是否自认为合理</text:p>
      <text:p text:style-name="P4"><text:span text:style-name="T2">第一步就是让人们从最简单的图案开始，参与设计、购买设计，第二步扩大设计的范围，版式，引入</text:span><text:span text:style-name="T1">3d</text:span><text:span text:style-name="T2">打印技术，智能穿戴配件，更多的制造商。</text:span></text:p>
      <text:p text:style-name="P4"><text:span text:style-name="T2">消费场景一个贴花就像过去</text:span><text:span text:style-name="T1">pc</text:span><text:span text:style-name="T2">机</text:span><text:span text:style-name="T1">diy</text:span><text:span text:style-name="T2">的一个配件，一堆配件攒成一件衣服。</text:span></text:p>
      <text:p text:style-name="P5"/>
      <text:p text:style-name="P3">是否有国际上正在努力做这方面的类似公司，他们的做法是什么，你们的优势在哪里</text:p>
      <text:p text:style-name="P4"><text:span text:style-name="T2">国际上有好多做服装定制的，服装设计网，面向厂家的服装设计师社区型电商（创意众包，设计师的创作力，有了很大的释放，但是设计师的创意价值没有被直接转化成利润，更多的给了服装品牌），</text:span><text:span text:style-name="T1">threadles </text:span><text:span text:style-name="T2">做</text:span><text:span text:style-name="T1">T</text:span><text:span text:style-name="T2">恤印花的（专业，细分市场，主要就是创意众包，但不是平台，创造力没有释放），还有一些，也是最多的是</text:span><text:span text:style-name="T1">o2o</text:span><text:span text:style-name="T2">做服装定制，量体裁衣（通过</text:span><text:span text:style-name="T1">o2o</text:span><text:span text:style-name="T2">的方式，找客户，上门量体裁衣，推荐设计，周期长、太多的冗余沟通，时间，规模难扩大，难成平台，区域限制强）。还有一些做</text:span><text:span text:style-name="T1">3d</text:span><text:span text:style-name="T2">试衣的（这个通过线上</text:span><text:span text:style-name="T1">3d</text:span><text:span text:style-name="T2">试衣做一些导购，或者线下卖硬件，前者可做平台，凝聚力差，后者产品思维，运营推广和后期利润来源动力不够）。还有一些做服装众筹的（有做平台的，不过是初期，后期有用户黏度低，难成品牌效应，不过众筹平台的一些思维可以借鉴）。我们的优势目前在用户黏度，后期利润增长动力，推</text:span><text:soft-page-break/><text:span text:style-name="T2">广运营的成本，已经市场规模，定位，技术等方面都有很多优势。</text:span></text:p>
      <text:p text:style-name="P4"> </text:p>
      <text:p text:style-name="P3">具体事情我们可以回头见面详聊</text:p>
      <text:p text:style-name="P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0:29:58.362953921</meta:creation-date>
    <dc:date>2015-04-22T10:31:18.286392164</dc:date>
    <meta:editing-duration>PT1M22S</meta:editing-duration>
    <meta:editing-cycles>1</meta:editing-cycles>
    <meta:document-statistic meta:table-count="0" meta:image-count="0" meta:object-count="0" meta:page-count="2" meta:paragraph-count="16" meta:word-count="1318" meta:character-count="1346" meta:non-whitespace-character-count="1342"/>
    <meta:generator>LibreOffice/4.3.3.2$Linux_X86_64 LibreOffice_project/430m0$Build-2</meta:generator>
  </office:meta>
</office:document-meta>
</file>